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lgrind --tool=cachegrind ./1.out</text:p>
      <text:p text:style-name="Standard">==8525== Cachegrind, a cache and branch-prediction profiler</text:p>
      <text:p text:style-name="Standard">==8525== Copyright (C) 2002-2017, and GNU GPL'd, by Nicholas Nethercote et al.</text:p>
      <text:p text:style-name="Standard">==8525== Using Valgrind-3.18.1 and LibVEX; rerun with -h for copyright info</text:p>
      <text:p text:style-name="Standard">==8525== Command: ./1.out</text:p>
      <text:p text:style-name="Standard">==8525== </text:p>
      <text:p text:style-name="Standard">--8525-- warning: L3 cache found, using its data for the LL simulation.</text:p>
      <text:p text:style-name="Standard"/>
      <text:p text:style-name="Standard">secs:0.115834</text:p>
      <text:p text:style-name="Standard">==8525== </text:p>
      <text:p text:style-name="Standard">==8525== I <text:s text:c="2"/>refs: <text:s text:c="5"/>12,934,856</text:p>
      <text:p text:style-name="Standard">==8525== I1 <text:s/>misses: <text:s text:c="8"/>1,477</text:p>
      <text:p text:style-name="Standard">==8525== LLi misses: <text:s text:c="8"/>1,451</text:p>
      <text:p text:style-name="Standard">==8525== I1 <text:s/>miss rate: <text:s text:c="6"/>0.01%</text:p>
      <text:p text:style-name="Standard">==8525== LLi miss rate: <text:s text:c="6"/>0.01%</text:p>
      <text:p text:style-name="Standard">==8525== </text:p>
      <text:p text:style-name="Standard">==8525== D <text:s text:c="2"/>refs: <text:s text:c="6"/>5,058,320 <text:s/>(4,708,176 rd <text:s text:c="2"/>+ 350,144 wr)</text:p>
      <text:p text:style-name="Standard">==8525== D1 <text:s/>misses: <text:s text:c="7"/>52,715 <text:s/>( <text:s text:c="2"/>50,518 rd <text:s text:c="2"/>+ <text:s text:c="2"/>2,197 wr)</text:p>
      <text:p text:style-name="Standard">==8525== LLd misses: <text:s text:c="8"/>3,469 <text:s/>( <text:s text:c="3"/>1,340 rd <text:s text:c="2"/>+ <text:s text:c="2"/>2,129 wr)</text:p>
      <text:p text:style-name="Standard">==8525== D1 <text:s/>miss rate: <text:s text:c="7"/>1.0% ( <text:s text:c="5"/>1.1% <text:s text:c="4"/>+ <text:s text:c="4"/>0.6% <text:s/>)</text:p>
      <text:p text:style-name="Standard">==8525== LLd miss rate: <text:s text:c="7"/>0.1% ( <text:s text:c="5"/>0.0% <text:s text:c="4"/>+ <text:s text:c="4"/>0.6% <text:s/>)</text:p>
      <text:p text:style-name="Standard">==8525== </text:p>
      <text:p text:style-name="Standard">==8525== LL refs: <text:s text:c="10"/>54,192 <text:s/>( <text:s text:c="2"/>51,995 rd <text:s text:c="2"/>+ <text:s text:c="2"/>2,197 wr)</text:p>
      <text:p text:style-name="Standard">==8525== LL misses: <text:s text:c="9"/>4,920 <text:s/>( <text:s text:c="3"/>2,791 rd <text:s text:c="2"/>+ <text:s text:c="2"/>2,129 wr)</text:p>
      <text:p text:style-name="Standard">==8525== LL miss rate: <text:s text:c="8"/>0.0% ( <text:s text:c="5"/>0.0% <text:s text:c="4"/>+ <text:s text:c="4"/>0.6% <text:s/>)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valgrind --tool=cachegrind ./2.out</text:p>
      <text:p text:style-name="Standard">==8660== Cachegrind, a cache and branch-prediction profiler</text:p>
      <text:p text:style-name="Standard">==8660== Copyright (C) 2002-2017, and GNU GPL'd, by Nicholas Nethercote et al.</text:p>
      <text:p text:style-name="Standard">==8660== Using Valgrind-3.18.1 and LibVEX; rerun with -h for copyright info</text:p>
      <text:p text:style-name="Standard">==8660== Command: ./2.out</text:p>
      <text:p text:style-name="Standard">==8660== </text:p>
      <text:p text:style-name="Standard">--8660-- warning: L3 cache found, using its data for the LL simulation.</text:p>
      <text:p text:style-name="Standard"/>
      <text:p text:style-name="Standard">secs:0.114649</text:p>
      <text:p text:style-name="Standard">==8660== </text:p>
      <text:p text:style-name="Standard">==8660== I <text:s text:c="2"/>refs: <text:s text:c="5"/>12,934,849</text:p>
      <text:p text:style-name="Standard">==8660== I1 <text:s/>misses: <text:s text:c="8"/>1,473</text:p>
      <text:p text:style-name="Standard">==8660== LLi misses: <text:s text:c="8"/>1,448</text:p>
      <text:p text:style-name="Standard">==8660== I1 <text:s/>miss rate: <text:s text:c="6"/>0.01%</text:p>
      <text:p text:style-name="Standard">==8660== LLi miss rate: <text:s text:c="6"/>0.01%</text:p>
      <text:p text:style-name="Standard">==8660== </text:p>
      <text:p text:style-name="Standard">==8660== D <text:s text:c="2"/>refs: <text:s text:c="6"/>5,058,318 <text:s/>(4,708,175 rd <text:s text:c="2"/>+ 350,143 wr)</text:p>
      <text:p text:style-name="Standard">==8660== D1 <text:s/>misses: <text:s text:c="7"/>52,715 <text:s/>( <text:s text:c="2"/>50,518 rd <text:s text:c="2"/>+ <text:s text:c="2"/>2,197 wr)</text:p>
      <text:p text:style-name="Standard">==8660== LLd misses: <text:s text:c="8"/>3,469 <text:s/>( <text:s text:c="3"/>1,340 rd <text:s text:c="2"/>+ <text:s text:c="2"/>2,129 wr)</text:p>
      <text:p text:style-name="Standard">==8660== D1 <text:s/>miss rate: <text:s text:c="7"/>1.0% ( <text:s text:c="5"/>1.1% <text:s text:c="4"/>+ <text:s text:c="4"/>0.6% <text:s/>)</text:p>
      <text:p text:style-name="Standard">==8660== LLd miss rate: <text:s text:c="7"/>0.1% ( <text:s text:c="5"/>0.0% <text:s text:c="4"/>+ <text:s text:c="4"/>0.6% <text:s/>)</text:p>
      <text:p text:style-name="Standard">==8660== </text:p>
      <text:p text:style-name="Standard">==8660== LL refs: <text:s text:c="10"/>54,188 <text:s/>( <text:s text:c="2"/>51,991 rd <text:s text:c="2"/>+ <text:s text:c="2"/>2,197 wr)</text:p>
      <text:p text:style-name="Standard">==8660== LL misses: <text:s text:c="9"/>4,917 <text:s/>( <text:s text:c="3"/>2,788 rd <text:s text:c="2"/>+ <text:s text:c="2"/>2,129 wr)</text:p>
      <text:p text:style-name="Standard">==8660== LL miss rate: <text:s text:c="8"/>0.0% ( <text:s text:c="5"/>0.0% <text:s text:c="4"/>+ <text:s text:c="4"/>0.6% <text:s/>)</text:p>
      <text:p text:style-name="Standard"><text:soft-page-break/>////////////////////////////////////////////////////////////////////////////////////////////////////////////////////////////////////////////////</text:p>
      <text:p text:style-name="Standard"/>
      <text:p text:style-name="Standard">valgrind --tool=cachegrind ./3.out</text:p>
      <text:p text:style-name="Standard">==8787== Cachegrind, a cache and branch-prediction profiler</text:p>
      <text:p text:style-name="Standard">==8787== Copyright (C) 2002-2017, and GNU GPL'd, by Nicholas Nethercote et al.</text:p>
      <text:p text:style-name="Standard">==8787== Using Valgrind-3.18.1 and LibVEX; rerun with -h for copyright info</text:p>
      <text:p text:style-name="Standard">==8787== Command: ./3.out</text:p>
      <text:p text:style-name="Standard">==8787== </text:p>
      <text:p text:style-name="Standard">--8787-- warning: L3 cache found, using its data for the LL simulation.</text:p>
      <text:p text:style-name="Standard"/>
      <text:p text:style-name="Standard">secs:0.116057</text:p>
      <text:p text:style-name="Standard">==8787== </text:p>
      <text:p text:style-name="Standard">==8787== I <text:s text:c="2"/>refs: <text:s text:c="5"/>12,934,856</text:p>
      <text:p text:style-name="Standard">==8787== I1 <text:s/>misses: <text:s text:c="8"/>1,477</text:p>
      <text:p text:style-name="Standard">==8787== LLi misses: <text:s text:c="8"/>1,451</text:p>
      <text:p text:style-name="Standard">==8787== I1 <text:s/>miss rate: <text:s text:c="6"/>0.01%</text:p>
      <text:p text:style-name="Standard">==8787== LLi miss rate: <text:s text:c="6"/>0.01%</text:p>
      <text:p text:style-name="Standard">==8787== </text:p>
      <text:p text:style-name="Standard">==8787== D <text:s text:c="2"/>refs: <text:s text:c="6"/>5,058,320 <text:s/>(4,708,176 rd <text:s text:c="2"/>+ 350,144 wr)</text:p>
      <text:p text:style-name="Standard">==8787== D1 <text:s/>misses: <text:s text:c="7"/>52,715 <text:s/>( <text:s text:c="2"/>50,518 rd <text:s text:c="2"/>+ <text:s text:c="2"/>2,197 wr)</text:p>
      <text:p text:style-name="Standard">==8787== LLd misses: <text:s text:c="8"/>3,469 <text:s/>( <text:s text:c="3"/>1,340 rd <text:s text:c="2"/>+ <text:s text:c="2"/>2,129 wr)</text:p>
      <text:p text:style-name="Standard">==8787== D1 <text:s/>miss rate: <text:s text:c="7"/>1.0% ( <text:s text:c="5"/>1.1% <text:s text:c="4"/>+ <text:s text:c="4"/>0.6% <text:s/>)</text:p>
      <text:p text:style-name="Standard">==8787== LLd miss rate: <text:s text:c="7"/>0.1% ( <text:s text:c="5"/>0.0% <text:s text:c="4"/>+ <text:s text:c="4"/>0.6% <text:s/>)</text:p>
      <text:p text:style-name="Standard">==8787== </text:p>
      <text:p text:style-name="Standard">==8787== LL refs: <text:s text:c="10"/>54,192 <text:s/>( <text:s text:c="2"/>51,995 rd <text:s text:c="2"/>+ <text:s text:c="2"/>2,197 wr)</text:p>
      <text:p text:style-name="Standard">==8787== LL misses: <text:s text:c="9"/>4,920 <text:s/>( <text:s text:c="3"/>2,791 rd <text:s text:c="2"/>+ <text:s text:c="2"/>2,129 wr)</text:p>
      <text:p text:style-name="Standard">==8787== LL miss rate: <text:s text:c="8"/>0.0% ( <text:s text:c="5"/>0.0% <text:s text:c="4"/>+ <text:s text:c="4"/>0.6% <text:s/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56:25.468106720</meta:creation-date>
    <dc:date>2024-05-23T17:58:08.377059216</dc:date>
    <meta:editing-duration>PT1M44S</meta:editing-duration>
    <meta:editing-cycles>1</meta:editing-cycles>
    <meta:document-statistic meta:table-count="0" meta:image-count="0" meta:object-count="0" meta:page-count="2" meta:paragraph-count="74" meta:word-count="470" meta:character-count="3537" meta:non-whitespace-character-count="2601"/>
    <meta:generator>LibreOffice/7.3.7.2$Linux_X86_64 LibreOffice_project/30$Build-2</meta:generator>
  </office:meta>
</office:document-meta>
</file>